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6cm" fo:min-width="7.12cm" fo:padding-top="0cm" fo:padding-bottom="0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8.13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3.12cm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6.739cm"/>
    </style:style>
    <style:style style:name="gr6" style:family="graphic" style:parent-style-name="objectwithoutfill">
      <style:graphic-properties draw:marker-end="Arrow" draw:marker-end-width="0.3cm" draw:fill="none" draw:textarea-horizontal-align="left" draw:textarea-vertical-align="top" fo:padding-left="0.254cm" fo:padding-right="0.254cm"/>
    </style:style>
    <style:style style:name="gr7" style:family="graphic" style:parent-style-name="standard">
      <style:graphic-properties draw:textarea-horizontal-align="justify" draw:textarea-vertical-align="middle" draw:auto-grow-height="false" fo:min-height="0.893cm" fo:min-width="3.183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to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62cm" svg:height="1.016cm" svg:x="5.572cm" svg:y="4.175cm">
          <text:p text:style-name="P1">Показать пункты меню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8.636cm" svg:height="1.778cm" svg:x="5.191cm" svg:y="7.223cm">
          <text:p text:style-name="P2">Запросить у пользователя</text:p>
          <text:p text:style-name="P2">пункт меню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9.382cm" svg:y1="5.191cm" svg:x2="9.509cm" svg:y2="7.223cm" draw:start-shape="id1" draw:start-glue-point="6" draw:end-shape="id2" draw:end-glue-point="4" svg:d="M9382 5191v1017h127v1015" svg:viewBox="0 0 128 2033">
          <text:p/>
        </draw:connector>
        <draw:custom-shape draw:style-name="gr4" draw:text-style-name="P2" xml:id="id3" draw:id="id3" draw:layer="layout" svg:width="7.239cm" svg:height="3.048cm" svg:x="5.953cm" svg:y="10.906cm">
          <text:p text:style-name="P2">Выход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9.509cm" svg:y1="9.001cm" svg:x2="9.573cm" svg:y2="10.906cm" draw:start-shape="id2" draw:start-glue-point="6" draw:end-shape="id3" draw:end-glue-point="4" svg:d="M9509 9001v953h64v952" svg:viewBox="0 0 65 1906">
          <text:p/>
        </draw:connector>
        <draw:custom-shape draw:style-name="gr5" draw:text-style-name="P2" xml:id="id4" draw:id="id4" draw:layer="layout" svg:width="7.239cm" svg:height="1.778cm" svg:x="6.08cm" svg:y="15.986cm">
          <text:p text:style-name="P2">Выполнить выбранное</text:p>
          <text:p text:style-name="P2">дейстиве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line-skew="1.149cm 2.547cm -1.531cm" svg:x1="9.7cm" svg:y1="17.764cm" svg:x2="9.382cm" svg:y2="4.175cm" draw:start-shape="id4" draw:start-glue-point="6" draw:end-shape="id1" draw:end-glue-point="4" svg:d="M9700 17764v1651h6667v-17272h-6985v2032" svg:viewBox="0 0 6986 17273">
          <text:p/>
        </draw:connector>
        <draw:connector draw:style-name="gr6" draw:text-style-name="P3" draw:layer="layout" svg:x1="9.573cm" svg:y1="13.954cm" svg:x2="9.7cm" svg:y2="15.986cm" draw:start-shape="id3" draw:start-glue-point="6" draw:end-shape="id4" draw:end-glue-point="4" svg:d="M9573 13954v1017h127v1015" svg:viewBox="0 0 128 2033">
          <text:p text:style-name="P2"><text:s text:c="3"/>false</text:p>
        </draw:connector>
        <draw:custom-shape draw:style-name="gr7" draw:text-style-name="P2" xml:id="id5" draw:id="id5" draw:layer="layout" svg:width="3.683cm" svg:height="1.143cm" svg:x="7.985cm" svg:y="22.463cm">
          <text:p text:style-name="P2">Выход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" draw:layer="layout" draw:line-skew="-2.546cm 2.476cm" svg:x1="5.953cm" svg:y1="12.43cm" svg:x2="9.826cm" svg:y2="22.463cm" draw:start-shape="id3" draw:start-glue-point="5" draw:end-shape="id5" draw:end-glue-point="4" svg:d="M5953 12430h-3048v8255h6921v1778" svg:viewBox="0 0 6922 10034">
          <text:p text:style-name="P2">tru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21:00:29.029997963</meta:creation-date>
    <dc:date>2016-11-29T18:47:12.398078880</dc:date>
    <meta:editing-duration>PT21H36M22S</meta:editing-duration>
    <meta:editing-cycles>2</meta:editing-cycles>
    <meta:generator>LibreOffice/5.1.4.2$Linux_X86_64 LibreOffice_project/10m0$Build-2</meta:generator>
    <meta:document-statistic meta:object-count="10"/>
  </office:meta>
</office:document-meta>
</file>